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6" calcext:value-type="float">
            <text:p>5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style-name="ce1" office:value-type="string" calcext:value-type="string">
            <text:p>LV_ALIGN_OUT_TOP_MID 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ow_left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rrow:rigth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-170" calcext:value-type="float">
            <text:p>-17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Beam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Beam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/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PI LED Driv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PIO11</text:p>
          </table:table-cell>
          <table:table-cell office:value-type="string" calcext:value-type="string">
            <text:p>MI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PIO12</text:p>
          </table:table-cell>
          <table:table-cell office:value-type="string" calcext:value-type="string">
            <text:p>MOS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PIO13</text:p>
          </table:table-cell>
          <table:table-cell office:value-type="string" calcext:value-type="string">
            <text:p>CL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PIO14</text:p>
          </table:table-cell>
          <table:table-cell office:value-type="string" calcext:value-type="string">
            <text:p>C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120-70" office:value-type="float" office:value="50" calcext:value-type="float">
            <text:p>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.00.0000</text:date>, <text:time style:data-style-name="N2" text:time-value="16:19:50.23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4:26:00.238000000</meta:creation-date>
    <dc:date>2025-06-20T16:20:25.580000000</dc:date>
    <meta:editing-duration>PT2H27M58S</meta:editing-duration>
    <meta:editing-cycles>8</meta:editing-cycles>
    <meta:generator>LibreOffice/7.6.4.1$Windows_X86_64 LibreOffice_project/e19e193f88cd6c0525a17fb7a176ed8e6a3e2aa1</meta:generator>
    <meta:document-statistic meta:table-count="1" meta:cell-count="59" meta:object-count="0"/>
  </office:meta>
</office:document-meta>
</file>